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7"/>
    <style:style style:name="P2" style:family="paragraph" style:parent-style-name="Text_20_body" style:list-style-name="L7">
      <style:text-properties officeooo:paragraph-rsid="000fc7dd"/>
    </style:style>
    <style:style style:name="P3" style:family="paragraph" style:parent-style-name="Text_20_body" style:list-style-name="L8"/>
    <style:style style:name="P4" style:family="paragraph" style:parent-style-name="Text_20_body" style:list-style-name="L8">
      <style:paragraph-properties fo:margin-top="0cm" fo:margin-bottom="0cm" style:contextual-spacing="false"/>
    </style:style>
    <style:style style:name="P5" style:family="paragraph" style:parent-style-name="Text_20_body" style:list-style-name="L9"/>
    <style:style style:name="P6" style:family="paragraph" style:parent-style-name="Text_20_body" style:list-style-name="L9">
      <style:paragraph-properties fo:margin-top="0cm" fo:margin-bottom="0cm" style:contextual-spacing="false"/>
    </style:style>
    <style:style style:name="P7" style:family="paragraph" style:parent-style-name="Text_20_body" style:list-style-name="L10"/>
    <style:style style:name="P8" style:family="paragraph" style:parent-style-name="Text_20_body" style:list-style-name="L10">
      <style:paragraph-properties fo:margin-top="0cm" fo:margin-bottom="0cm" style:contextual-spacing="false"/>
    </style:style>
    <style:style style:name="P9" style:family="paragraph" style:parent-style-name="Text_20_body" style:list-style-name="L11"/>
    <style:style style:name="P10" style:family="paragraph" style:parent-style-name="Text_20_body" style:list-style-name="L11">
      <style:paragraph-properties fo:margin-top="0cm" fo:margin-bottom="0cm" style:contextual-spacing="false"/>
    </style:style>
    <style:style style:name="P11" style:family="paragraph" style:parent-style-name="Text_20_body" style:list-style-name="L12"/>
    <style:style style:name="P12" style:family="paragraph" style:parent-style-name="Text_20_body" style:list-style-name="L12">
      <style:paragraph-properties fo:margin-top="0cm" fo:margin-bottom="0cm" style:contextual-spacing="false"/>
    </style:style>
    <style:style style:name="P13" style:family="paragraph" style:parent-style-name="Text_20_body" style:list-style-name="L7">
      <style:paragraph-properties fo:text-align="center" style:justify-single-word="false"/>
      <style:text-properties officeooo:paragraph-rsid="000fc7dd"/>
    </style:style>
    <style:style style:name="P14" style:family="paragraph" style:parent-style-name="Text_20_body">
      <style:paragraph-properties fo:text-align="center" style:justify-single-word="false"/>
    </style:style>
    <style:style style:name="P15" style:family="paragraph" style:parent-style-name="Text_20_body" style:list-style-name="L11">
      <style:paragraph-properties fo:margin-top="0cm" fo:margin-bottom="0cm" style:contextual-spacing="false" fo:text-align="center" style:justify-single-word="false"/>
    </style:style>
    <style:style style:name="T1" style:family="text">
      <style:text-properties officeooo:rsid="000fc7dd"/>
    </style:style>
    <style:style style:name="fr1" style:family="graphic" style:parent-style-name="Formula">
      <style:graphic-properties style:vertical-pos="from-top" draw:ole-draw-aspect="1"/>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FIRST TOPIC</text:h>
      <text:p text:style-name="Text_20_body">To compare data, we must submit it to a common denominator so that it follows the same magnitudes and can thus be compared. In basketball, we can use per 100 possessions, per minute, or per game. In this <text:span text:style-name="T1">example</text:span>, we will use per game.</text:p>
      <text:p text:style-name="Text_20_body">From the table generated by scraping the NBA website, we can see that we have general, total data, which necessitates parameterizing the data to stats per game. However, this is not a simple task. We need to define a standard for this:</text:p>
      <text:list xml:id="list2914770272" text:style-name="L7">
        <text:list-item>
          <text:p text:style-name="P1"><text:span text:style-name="Strong_20_Emphasis">Assume the 82 games of the regular season</text:span>: We divide the total data by the fixed number of games (82).</text:p>
        </text:list-item>
        <text:list-item>
          <text:p text:style-name="P2"><text:span text:style-name="Strong_20_Emphasis">Use the actual games played by each player</text:span>: This approach is more accurate because it accounts for variables like traded players or those who played for more than one team in the same season. We use the formula: </text:p>
          <text:p text:style-name="P13"><draw:frame draw:style-name="fr1" draw:name="Objeto1" text:anchor-type="as-char" svg:y="-0.621cm" svg:width="6.045cm" svg:height="1cm" draw:z-index="0"><draw:object xlink:href="./Object 1" xlink:type="simple" xlink:show="embed" xlink:actuate="onLoad"/><draw:image xlink:href="./ObjectReplacements/Object 1" xlink:type="simple" xlink:show="embed" xlink:actuate="onLoad"/></draw:frame></text:p>
          <text:p text:style-name="P2">The denominator represents the total minutes played by a team, considering that there are always 5 players on the court for 48 minutes, excluding overtime. We divide the total data by this parameter.</text:p>
        </text:list-item>
      </text:list>
      <text:p text:style-name="Text_20_body">After creating these two tables, we can pull the data from the 2018-19 season to understand which of the two applications was more faithful to the actual results on the official website, remembering that the generated data was based on the total data of players, and the website data is of teams. To determine a comparator between the tables, we performed the calculation, test/actual data. The closer the result is to 1, the more accurate the data is. By taking an average of the averages and the standard deviation of the averages of these two tables, we find:</text:p>
      <text:p text:style-name="Text_20_body"><text:span text:style-name="Strong_20_Emphasis">First Test</text:span>:</text:p>
      <text:list text:style-name="L8">
        <text:list-item>
          <text:p text:style-name="P4">Average of Averages: 99.7763%</text:p>
        </text:list-item>
        <text:list-item>
          <text:p text:style-name="P3">Average of Standard Deviations: 7.1589%</text:p>
        </text:list-item>
      </text:list>
      <text:p text:style-name="Text_20_body"><text:span text:style-name="Strong_20_Emphasis">Second Test</text:span>:</text:p>
      <text:list text:style-name="L9">
        <text:list-item>
          <text:p text:style-name="P6">Average of Averages: 99.1636%</text:p>
        </text:list-item>
        <text:list-item>
          <text:p text:style-name="P5">Average of Standard Deviations: 4.4688%</text:p>
        </text:list-item>
      </text:list>
      <text:h text:style-name="Heading_20_3" text:outline-level="3">Analysis of Results:</text:h>
      <text:list text:style-name="L10">
        <text:list-item>
          <text:p text:style-name="P8"><text:span text:style-name="Strong_20_Emphasis">First Test</text:span>: The Average of Averages is slightly higher, but the standard deviation is greater.</text:p>
        </text:list-item>
        <text:list-item>
          <text:p text:style-name="P7"><text:span text:style-name="Strong_20_Emphasis">Second Test</text:span>: The Average of Averages is slightly lower, but the standard deviation is significantly lower.</text:p>
        </text:list-item>
      </text:list>
      <text:h text:style-name="Heading_20_3" text:outline-level="3">Conclusion:</text:h>
      <text:p text:style-name="Text_20_body">The Second Test is more reliable in terms of consistency due to the lower dispersion in the data. However, it is important to consider the specific context and other characteristics of the data before making a final conclusion about the reliability of one test over the other.</text:p>
      <text:p text:style-name="Horizontal_20_Line"/>
      <text:h text:style-name="Heading_20_3" text:outline-level="3"><text:soft-page-break/>SECOND TOPIC</text:h>
      <text:h text:style-name="Heading_20_4" text:outline-level="4">Creation of the Possessions per Game Column and Determination of Pace</text:h>
      <text:p text:style-name="Text_20_body">The formula for calculating the number of possessions is: </text:p>
      <text:p text:style-name="Text_20_body"><draw:frame draw:style-name="fr1" draw:name="Objeto2" text:anchor-type="as-char" svg:y="-0.377cm" svg:width="16.42cm" svg:height="0.469cm" draw:z-index="1"><draw:object xlink:href="./Object 2" xlink:type="simple" xlink:show="embed" xlink:actuate="onLoad"/><draw:image xlink:href="./ObjectReplacements/Object 2" xlink:type="simple" xlink:show="embed" xlink:actuate="onLoad"/></draw:frame></text:p>
      <text:p text:style-name="Text_20_body">We use this formula to obtain the total number of possessions. Then, we parameterize this data per game.</text:p>
      <text:p text:style-name="Text_20_body">To calculate the pace (average time for a play), we developed two formulas:</text:p>
      <text:list xml:id="list3039596670" text:style-name="L11">
        <text:list-item>
          <text:p text:style-name="P9"><text:span text:style-name="Strong_20_Emphasis">Initial Formula</text:span>:</text:p>
          <text:list>
            <text:list-item>
              <text:p text:style-name="P10">We divide the total number of minutes played by the team by 5 (a team statistic, not individual).</text:p>
            </text:list-item>
            <text:list-item>
              <text:p text:style-name="P10">We divide this result by the total number of possessions of the team, obtaining min/possession.</text:p>
            </text:list-item>
            <text:list-item>
              <text:p text:style-name="P10">Converting minutes to seconds, we multiply by 60.</text:p>
            </text:list-item>
            <text:list-item>
              <text:p text:style-name="P10">We multiply by 0.5, considering that the team has possession approximately half of the total time.</text:p>
            </text:list-item>
            <text:list-item>
              <text:p text:style-name="P15"><draw:frame draw:style-name="fr1" draw:name="Objeto3" text:anchor-type="as-char" svg:y="-0.684cm" svg:width="3.882cm" svg:height="1.125cm" draw:z-index="2"><draw:object xlink:href="./Object 3" xlink:type="simple" xlink:show="embed" xlink:actuate="onLoad"/><draw:image xlink:href="./ObjectReplacements/Object 3" xlink:type="simple" xlink:show="embed" xlink:actuate="onLoad"/></draw:frame></text:p>
            </text:list-item>
          </text:list>
        </text:list-item>
        <text:list-item>
          <text:p text:style-name="P9"><text:span text:style-name="Strong_20_Emphasis">Adjusted Formula</text:span>:</text:p>
          <text:list>
            <text:list-item>
              <text:p text:style-name="P9">For greater accuracy, we replace the 0.5 value with the league's average possession in the season.</text:p>
            </text:list-item>
          </text:list>
        </text:list-item>
      </text:list>
      <text:p text:style-name="Text_20_body">This adjusted formula better reflects reality, considering the speed of each team.</text:p>
      <text:h text:style-name="Heading_20_3" text:outline-level="3">Final Pace Formula</text:h>
      <text:p text:style-name="Text_20_body">The complete formula for pace, considering the proportion of team possessions relative to the league's average possessions, is: </text:p>
      <text:p text:style-name="P14"><draw:frame draw:style-name="fr1" draw:name="Objeto4" text:anchor-type="as-char" svg:y="-1.279cm" svg:width="9.024cm" svg:height="1.72cm" draw:z-index="3"><draw:object xlink:href="./Object 4" xlink:type="simple" xlink:show="embed" xlink:actuate="onLoad"/><draw:image xlink:href="./ObjectReplacements/Object 4" xlink:type="simple" xlink:show="embed" xlink:actuate="onLoad"/></draw:frame></text:p>
      <text:h text:style-name="Heading_20_3" text:outline-level="3">Example Calculation</text:h>
      <text:p text:style-name="Text_20_body">Let's apply this formula to a hypothetical example for better understanding:</text:p>
      <text:list text:style-name="L12">
        <text:list-item>
          <text:p text:style-name="P12"><text:span text:style-name="Strong_20_Emphasis">Team Possessions</text:span>: 1000</text:p>
        </text:list-item>
        <text:list-item>
          <text:p text:style-name="P12"><text:span text:style-name="Strong_20_Emphasis">League Average Possessions</text:span>: 990</text:p>
        </text:list-item>
        <text:list-item>
          <text:p text:style-name="P12"><text:span text:style-name="Strong_20_Emphasis">Total Minutes</text:span>: 2400</text:p>
        </text:list-item>
        <text:list-item>
          <text:p text:style-name="P11"><text:span text:style-name="Strong_20_Emphasis">Total Possessions</text:span>: 1050</text:p>
        </text:list-item>
      </text:list>
      <text:h text:style-name="Heading_20_4" text:outline-level="4">Step 1: Proportion of Team Possessions</text:h>
      <text:p text:style-name="P14"><draw:frame draw:style-name="fr1" draw:name="Objeto5" text:anchor-type="as-char" svg:y="-0.621cm" svg:width="4.586cm" svg:height="1cm" draw:z-index="4"><draw:object xlink:href="./Object 5" xlink:type="simple" xlink:show="embed" xlink:actuate="onLoad"/><draw:image xlink:href="./ObjectReplacements/Object 5" xlink:type="simple" xlink:show="embed" xlink:actuate="onLoad"/></draw:frame></text:p>
      <text:h text:style-name="Heading_20_4" text:outline-level="4"><text:soft-page-break/>Step 2: Minutes per Possession</text:h>
      <text:p text:style-name="P14"><draw:frame draw:style-name="fr1" draw:name="Objeto6" text:anchor-type="as-char" svg:y="-0.621cm" svg:width="4.86cm" svg:height="1cm" draw:z-index="5"><draw:object xlink:href="./Object 6" xlink:type="simple" xlink:show="embed" xlink:actuate="onLoad"/><draw:image xlink:href="./ObjectReplacements/Object 6" xlink:type="simple" xlink:show="embed" xlink:actuate="onLoad"/></draw:frame></text:p>
      <text:h text:style-name="Heading_20_4" text:outline-level="4">Step 3: Conversion to Seconds per Possession</text:h>
      <text:p text:style-name="P14"><draw:frame draw:style-name="fr1" draw:name="Objeto7" text:anchor-type="as-char" svg:y="-0.377cm" svg:width="3.387cm" svg:height="0.469cm" draw:z-index="6"><draw:object xlink:href="./Object 7" xlink:type="simple" xlink:show="embed" xlink:actuate="onLoad"/><draw:image xlink:href="./ObjectReplacements/Object 7" xlink:type="simple" xlink:show="embed" xlink:actuate="onLoad"/></draw:frame></text:p>
      <text:h text:style-name="Heading_20_4" text:outline-level="4">Step 4: Final Pace Calculation</text:h>
      <text:p text:style-name="P14"><draw:frame draw:style-name="fr1" draw:name="Objeto8" text:anchor-type="as-char" svg:y="-0.377cm" svg:width="5.152cm" svg:height="0.469cm" draw:z-index="7"><draw:object xlink:href="./Object 8" xlink:type="simple" xlink:show="embed" xlink:actuate="onLoad"/><draw:image xlink:href="./ObjectReplacements/Object 8" xlink:type="simple" xlink:show="embed" xlink:actuate="onLoad"/></draw:frame></text:p>
      <text:p text:style-name="Text_20_body">Therefore, the adjusted pace would be approximately 13.785 seconds per possession for the given team.</text:p>
      <text:p text:style-name="Horizontal_20_Line"/>
      <text:h text:style-name="Heading_20_3" text:outline-level="3">PROBLEMS IN THIS DATASET</text:h>
      <text:p text:style-name="Text_20_body">As mentioned earlier, this dataset consists of total data for players in a season. In the league, we have trades, cuts, and signings, so a player can play for two or more teams in the same season. Thus, in this dataset, some analyses may have outliers. For example, if we analyze the best offenses in history, we have the Los Angeles Clippers of 2019 in third place. This is largely due to a mid-season trade for Marcus Morris Sr., who alone contributed 1033 points in 1936 minutes played. This statistic also includes his achievements with his previous team, the New York Knicks.</text:p>
      <text:h text:style-name="Heading_20_3" text:outline-level="3">Conclusion</text:h>
      <text:p text:style-name="Text_20_body">For more accurate analyses, it is crucial to consider these variables and adjust the metrics as necessary, ensuring that comparisons are fair and representative of reality.</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28T14:25:19.591000000</meta:creation-date>
    <dc:date>2024-06-28T14:57:32.210000000</dc:date>
    <meta:editing-duration>PT32M13S</meta:editing-duration>
    <meta:editing-cycles>1</meta:editing-cycles>
    <meta:document-statistic meta:table-count="0" meta:image-count="0" meta:object-count="8" meta:page-count="3" meta:paragraph-count="56" meta:word-count="815" meta:character-count="5061" meta:non-whitespace-character-count="4280"/>
    <meta:generator>LibreOffice/7.5.2.2$Windows_X86_64 LibreOffice_project/53bb9681a964705cf672590721dbc85eb4d0c3a2</meta:generator>
  </office:meta>
</office:document-meta>
</file>

<file path=Object 1/content.xml><?xml version="1.0" encoding="utf-8"?>
<math xmlns="http://www.w3.org/1998/Math/MathML" display="block">
  <semantics>
    <mrow>
      <mi mathvariant="italic">Real</mi>
      <mi mathvariant="italic">Games</mi>
      <mrow>
        <mi mathvariant="italic">Played</mi>
        <mo stretchy="false">=</mo>
        <mfrac>
          <mrow>
            <mi mathvariant="italic">Total</mi>
            <mi mathvariant="italic">Minutes</mi>
          </mrow>
          <mrow>
            <mn>48</mn>
            <mo stretchy="false">∗</mo>
            <mn>5</mn>
          </mrow>
        </mfrac>
      </mrow>
    </mrow>
    <annotation encoding="StarMath 5.0">Real Games Played = frac{Total Minutes}{48*5}</annotation>
  </semantics>
</math>
</file>

<file path=Object 2/content.xml><?xml version="1.0" encoding="utf-8"?>
<math xmlns="http://www.w3.org/1998/Math/MathML" display="block">
  <semantics>
    <mrow>
      <mrow>
        <mi mathvariant="italic">Possessions</mi>
        <mo stretchy="false">=</mo>
        <mi mathvariant="italic">Field</mi>
      </mrow>
      <mi mathvariant="italic">Goal</mi>
      <mrow>
        <mi mathvariant="italic">Attempts</mi>
        <mo stretchy="false">−</mo>
        <mi mathvariant="italic">Offensive</mi>
      </mrow>
      <mrow>
        <mi mathvariant="italic">Rebounds</mi>
        <mo stretchy="false">+</mo>
        <mi mathvariant="italic">Turnovers</mi>
        <mo stretchy="false">+</mo>
        <mrow>
          <mn>0.44</mn>
          <mo stretchy="false">∗</mo>
          <mi mathvariant="italic">Free</mi>
        </mrow>
      </mrow>
      <mi mathvariant="italic">Throw</mi>
      <mi mathvariant="italic">Attempts</mi>
    </mrow>
    <annotation encoding="StarMath 5.0">Possessions = Field Goal Attempts - Offensive Rebounds + Turnovers + 0.44*Free Throw Attempts</annotation>
  </semantics>
</math>
</file>

<file path=Object 3/content.xml><?xml version="1.0" encoding="utf-8"?>
<math xmlns="http://www.w3.org/1998/Math/MathML" display="block">
  <semantics>
    <mrow>
      <mfrac>
        <mrow>
          <mn>0.5</mn>
          <mo stretchy="false">∗</mo>
          <msub>
            <mi mathvariant="italic">Total</mi>
            <mi mathvariant="italic">Minutes</mi>
          </msub>
        </mrow>
        <mrow>
          <mn>5</mn>
          <mo stretchy="false">∗</mo>
          <msub>
            <mi mathvariant="italic">Possessions</mi>
            <mi mathvariant="italic">Team</mi>
          </msub>
        </mrow>
      </mfrac>
      <mo stretchy="false">∗</mo>
      <mn>60</mn>
    </mrow>
    <annotation encoding="StarMath 5.0">{0.5*Total_Minutes}over{ 5*Possessions_Team }*60</annotation>
  </semantics>
</math>
</file>

<file path=Object 4/content.xml><?xml version="1.0" encoding="utf-8"?>
<math xmlns="http://www.w3.org/1998/Math/MathML" display="block">
  <semantics>
    <mrow>
      <mi mathvariant="italic">Pace</mi>
      <mo stretchy="false">=</mo>
      <mrow>
        <mfrac>
          <mrow>
            <mfrac>
              <msub>
                <mi mathvariant="italic">Possessions</mi>
                <mi mathvariant="italic">Team</mi>
              </msub>
              <mrow>
                <msub>
                  <mi mathvariant="italic">Possessions</mi>
                  <mi mathvariant="italic">Average</mi>
                </msub>
                <mo stretchy="false">+</mo>
                <msub>
                  <mi mathvariant="italic">Posses</mi>
                  <mi mathvariant="italic">Team</mi>
                </msub>
              </mrow>
            </mfrac>
            <mo stretchy="false">∗</mo>
            <msub>
              <mi mathvariant="italic">Total</mi>
              <mi mathvariant="italic">Minutes</mi>
            </msub>
          </mrow>
          <mrow>
            <mn>5</mn>
            <mo stretchy="false">∗</mo>
            <msub>
              <mi mathvariant="italic">Possessions</mi>
              <mi mathvariant="italic">Total</mi>
            </msub>
          </mrow>
        </mfrac>
        <mo stretchy="false">∗</mo>
        <mn>60</mn>
      </mrow>
    </mrow>
    <annotation encoding="StarMath 5.0">Pace = {Possessions_Team} over {Possessions_Average+ Posses_Team} * {Total_Minutes} over {5*Possessions_Total}*60  </annotation>
  </semantics>
</math>
</file>

<file path=Object 5/content.xml><?xml version="1.0" encoding="utf-8"?>
<math xmlns="http://www.w3.org/1998/Math/MathML" display="block">
  <semantics>
    <mrow>
      <mrow>
        <mfrac>
          <mn>1000</mn>
          <mrow>
            <mn>990</mn>
            <mo stretchy="false">+</mo>
            <mn>1000</mn>
          </mrow>
        </mfrac>
        <mo stretchy="false">=</mo>
        <mn>1000</mn>
      </mrow>
      <mi>≈</mi>
      <mn>0.5025</mn>
    </mrow>
    <annotation encoding="StarMath 5.0">{1000}over{ 990+1000 }=1000≈0.5025</annotation>
  </semantics>
</math>
</file>

<file path=Object 6/content.xml><?xml version="1.0" encoding="utf-8"?>
<math xmlns="http://www.w3.org/1998/Math/MathML" display="block">
  <semantics>
    <mrow>
      <mrow>
        <mrow>
          <mfrac>
            <mn>2400</mn>
            <mn>5</mn>
          </mfrac>
          <mo stretchy="false">∗</mo>
          <mn>1050</mn>
        </mrow>
        <mo stretchy="false">=</mo>
        <mfrac>
          <mn>2400</mn>
          <mn>5250</mn>
        </mfrac>
      </mrow>
      <mi>≈</mi>
      <mn>0.4571</mn>
    </mrow>
    <annotation encoding="StarMath 5.0">{2400}over5*1050={ 2400 }over{5250}≈0.4571</annotation>
  </semantics>
</math>
</file>

<file path=Object 7/content.xml><?xml version="1.0" encoding="utf-8"?>
<math xmlns="http://www.w3.org/1998/Math/MathML" display="block">
  <semantics>
    <mrow>
      <mrow>
        <mn>0.4571</mn>
        <mo stretchy="false">∗</mo>
        <mn>60</mn>
      </mrow>
      <mi>≈</mi>
      <mn>27.426</mn>
    </mrow>
    <annotation encoding="StarMath 5.0">0.4571*60≈27.426</annotation>
  </semantics>
</math>
</file>

<file path=Object 8/content.xml><?xml version="1.0" encoding="utf-8"?>
<math xmlns="http://www.w3.org/1998/Math/MathML" display="block">
  <semantics>
    <mrow>
      <mrow>
        <mi mathvariant="italic">Pace</mi>
        <mo stretchy="false">=</mo>
        <mrow>
          <mn>0.025</mn>
          <mo stretchy="false">∗</mo>
          <mn>27.426</mn>
        </mrow>
      </mrow>
      <mi>≈</mi>
      <mn>13.785</mn>
    </mrow>
    <annotation encoding="StarMath 5.0">Pace = 0.025*27.426≈13.785</annotation>
  </semantics>
</math>
</file>